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adornments="Book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WW-abstract">
      <style:text-properties officeooo:paragraph-rsid="001c7e82"/>
    </style:style>
    <style:style style:name="P2" style:family="paragraph" style:parent-style-name="WW-Copyright">
      <style:text-properties officeooo:paragraph-rsid="001dcd3e"/>
    </style:style>
    <style:style style:name="P3" style:family="paragraph" style:parent-style-name="WW-downloads-available">
      <style:text-properties officeooo:rsid="001e4e85" officeooo:paragraph-rsid="001e4e85"/>
    </style:style>
    <style:style style:name="P4" style:family="paragraph" style:parent-style-name="WW-meta-heading">
      <style:paragraph-properties fo:break-before="page"/>
    </style:style>
    <style:style style:name="T1" style:family="text">
      <style:text-properties officeooo:rsid="001e4e85"/>
    </style:style>
    <style:style style:name="T2" style:family="text">
      <style:text-properties officeooo:rsid="001c7e82"/>
    </style:style>
    <style:style style:name="T3" style:family="text">
      <style:text-properties officeooo:rsid="001dcd3e"/>
    </style:style>
    <style:style style:name="T4" style:family="text">
      <style:text-properties officeooo:rsid="001e73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WW-title">This is the Title of the Book</text:p>
      <text:p text:style-name="WW-subtitle">this is it’s subtitle</text:p>
      <text:p text:style-name="WW-meta-heading">This is a <text:span text:style-name="T1">WW-m</text:span>e<text:span text:style-name="T1">ta-heading. Anything in this style will be ignored and removed from the final book</text:span></text:p>
      <text:p text:style-name="WW-meta-heading">author:</text:p>
      <text:p text:style-name="WW-authors">brahmali</text:p>
      <text:p text:style-name="WW-meta-heading">item-type</text:p>
      <text:p text:style-name="WW-item-type">Book</text:p>
      <text:p text:style-name="WW-meta-heading">Abstract <text:span text:style-name="T2">Short</text:span></text:p>
      <text:p text:style-name="WW-abstract-short">In this section you write a short <text:span text:style-name="T2">abstract. This will be used on the ‘bookshelf’ of the library to indicate the contents of the book.</text:span></text:p>
      <text:p text:style-name="WW-meta-heading">Abstract</text:p>
      <text:p text:style-name="P1">A longer abstract. <text:span text:style-name="T2">Currently this field is not used and it is legitimate to write the word ‘None’ in this filed. The data here</text:span> will eventually be used as a reference for libraries, <text:span text:style-name="T2">universities, </text:span>book shops <text:span text:style-name="T2">and print on demand distributors.</text:span></text:p>
      <text:p text:style-name="WW-meta-heading">Copyright</text:p>
      <text:p text:style-name="P2">This is one line, but it may be separated by soft breaks (hold shift and press enter<text:span text:style-name="T2">) <text:line-break/></text:span><text:span text:style-name="T3">so that the line is broken up as follows:<text:line-break/>© the author<text:line-break/>First Published </text:span><text:span text:style-name="T4">by X publisher </text:span><text:span text:style-name="T3">in 20</text:span><text:span text:style-name="T4">20</text:span><text:span text:style-name="T3"><text:line-break/>Second Edition </text:span><text:span text:style-name="T4">published </text:span><text:span text:style-name="T3">in 20</text:span><text:span text:style-name="T4">21</text:span><text:span text:style-name="T3">.<text:line-break/>This Wisdom &amp; Wonders online edition published in 20</text:span><text:span text:style-name="T4">24</text:span><text:span text:style-name="T3">.<text:line-break/>Also available at </text:span><text:a xlink:type="simple" xlink:href="https://lulu.com/thisbook" text:style-name="Internet_20_link" text:visited-style-name="Visited_20_Internet_20_Link"><text:span text:style-name="T3">lulu.com/thisbook</text:span></text:a><text:span text:style-name="T3"> as a print on demand </text:span><text:span text:style-name="T4">p</text:span><text:span text:style-name="T3">aperback.<text:line-break/>pp. 183 (in pdf format).<text:line-break/>The last line of the copyright should include a Creative Commons reference number.<text:line-break/>You can find these in _resources/copyright-data/cclicence.json e.g...<text:line-break/>BY-NC-ND 4.0</text:span></text:p>
      <text:p text:style-name="WW-meta-heading">Downloads Available (here is an example)</text:p>
      <text:p text:style-name="P3">pdf=yes<text:line-break/>epub=no<text:line-break/>azw3=yes</text:p>
      <text:p text:style-name="WW-download-text">This is some text that you may want to include under the download icons</text:p>
      <text:p text:style-name="WW-download-HTML">&lt;p&gt;This is some html that you may want to include under the text &lt;img src=’some/path/to/some/image’&gt;&lt;/p&gt;</text:p>
      <text:p text:style-name="WW-meta-heading"/>
      <text:p text:style-name="P4">Backcover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adornments="Book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1.27cm" fo:margin-bottom="0.423cm" style:contextual-spacing="false" fo:text-align="center" style:justify-single-word="false" fo:keep-together="always" fo:break-before="page" fo:keep-with-next="always"/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class="extra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17cm" fo:margin-top="0.00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2.413cm" fo:margin-top="0.189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7" style:display-name="Heading 7" style:family="paragraph" style:next-style-name="Standard" style:default-outline-level="7" style:list-style-name="" style:class="text">
      <style:paragraph-properties fo:margin-top="0.499cm" fo:margin-bottom="0.199cm" style:contextual-spacing="false" fo:text-align="start" style:justify-single-word="false" fo:keep-together="always" fo:orphans="2" fo:widows="2" fo:hyphenation-ladder-count="no-limit" fo:hyphenation-keep="auto" loext:hyphenation-keep-type="column" fo:keep-with-next="always" style:punctuation-wrap="hanging" style:writing-mode="lr-tb"/>
      <style:text-properties fo:color="#5983b0" loext:opacity="100%" style:font-name="Arial" fo:font-family="Arial" style:font-family-generic="swiss" style:font-pitch="variable" fo:font-size="10pt" fo:language="en" fo:country="GB" fo:font-style="normal" fo:font-weight="normal" style:letter-kerning="true" style:font-name-asian="DejaVu Sans" style:font-family-asian="'DejaVu Sans'" style:font-family-generic-asian="system" style:font-pitch-asian="variable" style:font-size-asian="1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class="extra">
      <style:paragraph-properties fo:margin-left="0.6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6cm" style:auto-text-indent="false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1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class="index">
      <style:paragraph-properties fo:margin-left="1.117cm" fo:margin-top="0.04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1.5pt" fo:language="en" fo:country="US" fo:font-weight="bold" style:font-name-asian="Adobe Devanagari1" style:font-family-asian="'Adobe Devanagari'" style:font-family-generic-asian="system" style:font-pitch-asian="variable" style:font-size-asian="11.5pt" style:font-weight-asian="bold" style:font-name-complex="Adobe Devanagari1" style:font-family-complex="'Adobe Devanagari'" style:font-family-generic-complex="system" style:font-pitch-complex="variable" style:font-size-complex="11.5pt" style:font-weight-complex="bold"/>
    </style:style>
    <style:style style:name="Contents_20_2" style:display-name="Contents 2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635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Contents_20_3" style:display-name="Contents 3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552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text-align="start" style:justify-single-word="false" fo:break-before="auto" fo:break-after="auto"/>
      <style:text-properties fo:font-size="14pt" fo:language="en" fo:country="US" style:font-size-asian="14pt" style:language-asian="ja" style:country-asian="JP"/>
    </style:style>
    <style:style style:name="WW-epigram-2" style:family="paragraph" style:next-style-name="WW-paragraph">
      <style:paragraph-properties fo:margin-left="2cm" fo:margin-right="2cm"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fo:font-weight="bold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hi" style:country-complex="IN" style:text-scale="115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next-style-name="Text_20_body" style:class="chapt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22pt" fo:language="en" fo:country="GB" fo:font-weight="normal" style:letter-kerning="true" style:font-name-asian="NSimSun1" style:font-family-asian="NSimSun" style:font-family-generic-asian="system" style:font-pitch-asian="variable" style:font-size-asian="22pt" style:language-asian="zh" style:country-asian="CN" style:font-weight-asian="normal" style:font-name-complex="Lucida Sans1" style:font-family-complex="'Lucida Sans'" style:font-family-generic-complex="system" style:font-pitch-complex="variable" style:font-size-complex="2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next-style-name="Text_20_body" style:class="chapter">
      <style:paragraph-properties fo:margin-top="0.106cm" fo:margin-bottom="0.212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-shor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font-size="13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" style:family="paragraph">
      <style:paragraph-properties fo:margin-top="0cm" fo:margin-bottom="0.4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font-size="13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/>
    </style:style>
    <style:style style:name="WW-instruction-list" style:family="paragraph">
      <style:paragraph-properties fo:margin-top="0cm" fo:margin-bottom="0.3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6400" loext:opacity="10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instruction-list-comment" style:family="paragraph">
      <style:paragraph-properties fo:margin-left="1cm" fo:margin-right="1cm" fo:margin-top="0cm" fo:margin-bottom="0.499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3cb371" loext:opacity="100%" style:font-name="Liberation Serif" fo:font-family="'Liberation Serif'" style:font-family-generic="roman" style:font-pitch="variable" fo:font-size="12pt" fo:language="en" fo:country="GB" fo:font-style="italic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" style:family="paragraph" style:parent-style-name="Caption" style:class="extra"/>
    <style:style style:name="WW-paragraph" style:family="paragraph">
      <style:paragraph-properties fo:margin-top="0.3cm" fo:margin-bottom="0.3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0" loext:opacity="100%" style:font-name="Cambria" fo:font-family="Cambria" style:font-family-generic="roman" style:font-pitch="variable" fo:font-size="12pt" fo:language="en" fo:country="GB" style:letter-kerning="true" fo:background-color="transparent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pyrigh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DejaVu Sans1" fo:font-family="'DejaVu Sans'" style:font-style-name="Book" style:font-family-generic="swiss" style:font-pitch="variable" fo:font-size="10.5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1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" style:family="paragraph">
      <style:paragraph-properties fo:margin-left="0cm" fo:margin-right="0cm" fo:margin-top="0.499cm" fo:margin-bottom="0cm" style:contextual-spacing="false" fo:line-height="115%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cite" style:family="paragraph">
      <style:paragraph-properties fo:margin-top="0.499cm" fo:margin-bottom="0.499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ter" style:family="paragraph" style:default-outline-level="1" style:list-style-name="">
      <style:paragraph-properties fo:margin-top="3cm" fo:margin-bottom="1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text-transform="uppercase" style:use-window-font-color="true" loext:opacity="0%" style:font-name="Cambria" fo:font-family="Cambria" style:font-family-generic="roman" style:font-pitch="variable" fo:font-size="18pt" fo:language="en" fo:country="GB" style:letter-kerning="true" style:font-name-asian="NSimSun1" style:font-family-asian="NSimSun" style:font-family-generic-asian="system" style:font-pitch-asian="variable" style:font-size-asian="18pt" style:language-asian="zh" style:country-asian="CN" style:font-name-complex="Lucida Sans1" style:font-family-complex="'Lucida Sans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-Section01" style:family="paragraph" style:default-outline-level="2" style:list-style-name="">
      <style:paragraph-properties fo:margin-top="1cm" fo:margin-bottom="0.499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text-underline-style="none" fo:font-weight="bold" style:letter-kerning="true" style:font-name-asian="NSimSun1" style:font-family-asian="NSimSun" style:font-family-generic-asian="system" style:font-pitch-asian="variable" style:font-size-asian="12pt" style:language-asian="zh" style:country-asian="CN" style:font-weight-asian="bold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ans" style:family="paragraph">
      <style:paragraph-properties fo:margin-top="0cm" fo:margin-bottom="0.101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fo:color="#bf0041" loext:opacity="100%" style:font-name="Arial" fo:font-family="Arial" style:font-family-generic="swiss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erif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color="#800080" loext:opacity="10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-center" style:family="paragraph" style:parent-style-name="WW-paragraph">
      <style:paragraph-properties fo:margin-left="3.099cm" fo:text-indent="0cm" style:auto-text-indent="false"/>
      <style:text-properties fo:color="#b85c00" loext:opacity="100%" style:text-line-through-style="none" style:text-line-through-type="none" fo:font-size="12pt" style:font-size-asian="12pt"/>
    </style:style>
    <style:style style:name="WW-epigram-image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break-before="page" style:punctuation-wrap="hanging" style:writing-mode="lr-tb"/>
      <style:text-properties fo:color="#5eb91e" loext:opacity="100%" style:font-name="Miriam Mono CLM" fo:font-family="'Miriam Mono CLM'" style:font-pitch="variable" fo:font-size="12pt" fo:language="en" fo:country="GB" fo:font-weight="bold" style:letter-kerning="true" fo:background-color="#ffffd7" style:font-name-asian="NSimSun1" style:font-family-asian="NSimSun" style:font-family-generic-asian="system" style:font-pitch-asian="variable" style:font-size-asian="12pt" style:language-asian="zh" style:country-asian="CN" style:font-weight-asian="bold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entered-image" style:family="paragraph" style:parent-style-name="WW-epigram-image">
      <style:paragraph-properties fo:break-before="auto" fo:break-after="auto"/>
      <style:text-properties fo:color="#5eb91e" loext:opacity="100%" fo:background-color="#ffdbb6"/>
    </style:style>
    <style:style style:name="WW-table-capt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2e8b57" loext:opacity="100%" style:font-name="Cambria" fo:font-family="Cambria" style:font-family-generic="roman" style:font-pitch="variable" fo:font-size="12pt" fo:language="en" fo:country="GB" style:text-underline-style="solid" style:text-underline-width="auto" style:text-underline-color="font-color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gloss-term" style:family="paragraph" style:parent-style-name="WW-paragraph">
      <style:paragraph-properties fo:margin-top="0.3cm" fo:margin-bottom="0.3cm" style:contextual-spacing="false" style:writing-mode="lr-tb"/>
      <style:text-properties fo:color="#069a2e" loext:opacity="100%" style:text-underline-style="solid" style:text-underline-width="auto" style:text-underline-color="font-color" fo:font-weight="bold" style:font-weight-asian="bold"/>
    </style:style>
    <style:style style:name="WW-gloss-text" style:family="paragraph" style:parent-style-name="WW-gloss-term">
      <style:text-properties fo:color="#3faf46" loext:opacity="100%" style:text-underline-style="none" fo:font-weight="normal" style:font-weight-asian="normal"/>
    </style:style>
    <style:style style:name="WW-spac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fo:padding-left="5.009cm" fo:padding-right="5.009cm" fo:padding-top="0cm" fo:padding-bottom="0cm" fo:border="0.26pt solid #8d281e" style:shadow="none" style:punctuation-wrap="hanging" style:writing-mode="lr-tb"/>
      <style:text-properties fo:color="#ffffff" loext:opacity="100%" style:font-name="Liberation Serif" fo:font-family="'Liberation Serif'" style:font-family-generic="roman" style:font-pitch="variable" fo:font-size="12pt" fo:language="en" fo:country="GB" style:letter-kerning="true" fo:background-color="#8d281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backcover-text" style:family="paragraph">
      <style:paragraph-properties fo:margin-top="0cm" fo:margin-bottom="0.199cm" style:contextual-spacing="false"/>
      <style:text-properties style:font-name="Calibri" fo:font-family="Calibri" style:font-family-generic="roman" style:font-pitch="variable" fo:font-size="10pt" style:font-size-asian="10pt"/>
    </style:style>
    <style:style style:name="WW-author-biography" style:family="paragraph" style:parent-style-name="WW-paragraph"/>
    <style:style style:name="WW-special-messag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c9211e" loext:opacity="100%" style:font-name="Arial" fo:font-family="Arial" style:font-family-generic="swiss" style:font-pitch="variable" fo:font-size="10pt" fo:language="en" fo:country="GB" fo:font-style="italic" style:letter-kerning="true" style:font-name-asian="NSimSun1" style:font-family-asian="NSimSun" style:font-family-generic-asian="system" style:font-pitch-asian="variable" style:font-size-asian="10pt" style:language-asian="zh" style:country-asian="CN" style:font-style-asian="italic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" style:family="paragraph" style:parent-style-name="WW-paragraph">
      <style:paragraph-properties fo:margin-left="0.499cm"/>
      <style:text-properties fo:color="#7b3d00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WW-item-typ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font-name="DejaVu Sans Mono" fo:font-family="'DejaVu Sans Mono'" style:font-style-name="Book" style:font-family-generic="modern" style:font-pitch="fixed" fo:font-size="11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WW-blockquote" style:family="paragraph">
      <style:paragraph-properties fo:margin-left="1cm" fo:margin-right="1cm" fo:margin-top="0cm" fo:margin-bottom="0cm" style:contextual-spacing="false" fo:text-align="start" style:justify-single-word="false" fo:orphans="2" fo:widows="2" fo:hyphenation-ladder-count="no-limit" fo:hyphenation-keep="auto" loext:hyphenation-keep-type="column" fo:padding="0.035cm" fo:border="0.26pt dotted #a52a2a" style:shadow="none" style:writing-mode="lr-tb"/>
      <style:text-properties fo:color="#800000" loext:opacity="100%" style:font-name="Liberation Serif" fo:font-family="'Liberation Serif'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2-cite" style:family="paragraph" style:parent-style-name="WW-epigram-2">
      <style:paragraph-properties fo:margin-top="0cm" fo:margin-bottom="0.499cm" style:contextual-spacing="false" fo:text-align="end" style:justify-single-word="false"/>
      <style:text-properties fo:color="#000000" loext:opacity="100%" fo:font-style="normal" fo:font-weight="normal" fo:background-color="transparent" style:font-style-asian="normal" style:font-weight-asian="normal"/>
    </style:style>
    <style:style style:name="WW-tight-right-cite" style:family="paragraph">
      <style:paragraph-properties fo:margin-top="0cm" fo:margin-bottom="0.499cm" style:contextual-spacing="false" fo:text-align="end" style:justify-single-word="false" fo:orphans="2" fo:widows="2" fo:hyphenation-ladder-count="no-limit" fo:hyphenation-keep="auto" loext:hyphenation-keep-type="column" style:writing-mode="lr-tb"/>
      <style:text-properties fo:color="#d2691e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5e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meta-heading" style:family="paragraph">
      <style:paragraph-properties fo:margin-top="0.499cm" fo:margin-bottom="0.101cm" style:contextual-spacing="false" fo:padding="0cm" fo:border="none"/>
      <style:text-properties fo:font-variant="small-caps" style:text-underline-style="solid" style:text-underline-width="auto" style:text-underline-color="font-color" fo:background-color="#f0ffff"/>
    </style:style>
    <style:style style:name="WW-download-HTML" style:family="paragraph">
      <style:paragraph-properties fo:margin-top="0.499cm" fo:margin-bottom="0cm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DejaVu Sans Mono" fo:font-family="'DejaVu Sans Mono'" style:font-style-name="Book" style:font-family-generic="modern" style:font-pitch="fixed" fo:font-size="11pt" fo:language="en" fo:country="GB" fo:font-style="normal" fo:font-weight="normal" style:letter-kerning="true" style:font-name-asian="NSimSun1" style:font-family-asian="NSimSun" style:font-family-generic-asian="system" style:font-pitch-asian="variable" style:font-size-asian="8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-text" style:family="paragraph">
      <style:paragraph-properties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DejaVu Sans1" fo:font-family="'DejaVu Sans'" style:font-style-name="Book" style:font-family-generic="swiss" style:font-pitch="variable" fo:font-size="11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uthors" style:family="paragraph">
      <style:paragraph-properties fo:margin-top="0.101cm" fo:margin-bottom="0.499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DejaVu Sans Mono" fo:font-family="'DejaVu Sans Mono'" style:font-style-name="Book" style:font-family-generic="modern" style:font-pitch="fixed" fo:font-size="11pt" fo:language="en" fo:country="GB" fo:font-weight="normal" style:letter-kerning="true" style:font-name-asian="NSimSun1" style:font-family-asian="NSimSun" style:font-family-generic-asian="system" style:font-pitch-asian="variable" style:font-size-asian="11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s-availab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DejaVu Sans Mono" fo:font-family="'DejaVu Sans Mono'" style:font-style-name="Book" style:font-family-generic="modern" style:font-pitch="fixed" fo:font-size="11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fo:font-size="20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sub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style:use-window-font-color="true" loext:opacity="0%" style:font-name="Liberation Serif" fo:font-family="'Liberation Serif'" style:font-family-generic="roman" style:font-pitch="variable" fo:font-size="15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3" style:family="paragraph">
      <style:text-properties style:font-name="Cambria1" fo:font-family="Cambria" style:font-style-name="Regular" style:font-family-generic="roman" style:font-pitch="variable"/>
    </style:style>
    <style:style style:name="WW-epigram-3-cite" style:family="paragraph">
      <style:paragraph-properties fo:text-align="end" style:justify-single-word="false"/>
    </style:style>
    <style:style style:name="WW-footnote" style:family="paragraph" style:class="extra">
      <style:text-properties fo:background-color="#eeeeee"/>
    </style:style>
    <style:style style:name="Source_20_Text" style:display-name="Source Text" style:family="text">
      <style:text-properties style:font-name="Liberation Mono2" fo:font-family="'Liberation Mono', 'Courier New'" style:font-family-generic="modern" fo:font-size="10pt" fo:font-weight="bold" style:font-name-asian="NSimSun" style:font-family-asian="NSimSun" style:font-family-generic-asian="modern" style:font-size-asian="10pt" style:font-weight-asian="bold" style:font-name-complex="Liberation Mono2" style:font-family-complex="'Liberation Mono', 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3465a4" loext:opacity="100%" style:text-underline-style="none"/>
    </style:style>
    <style:style style:name="Visited_20_Internet_20_Link" style:display-name="Visited Internet Link" style:family="text">
      <style:text-properties fo:color="#168253" loext:opacity="100%" style:font-name="Calibri" fo:font-family="Calibri" style:font-family-generic="roman" style:font-pitch="variable" fo:font-size="10pt" style:text-underline-style="none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c-sesame" style:family="text">
      <style:text-properties style:letter-kerning="false" fo:background-color="#fce4ec"/>
    </style:style>
    <style:style style:name="wwc-sesame-zot-reference" style:family="text">
      <style:text-properties style:text-position="0% 100%" fo:background-color="#fff8e1"/>
    </style:style>
    <style:style style:name="wwc-PTS-reference" style:family="text">
      <style:text-properties fo:background-color="#dcdcdc"/>
    </style:style>
    <style:style style:name="wwc-pali" style:family="text">
      <style:text-properties fo:color="#33691e" loext:opacity="100%" fo:font-style="italic" fo:background-color="transparent"/>
    </style:style>
    <style:style style:name="wwc-list-margin" style:family="text">
      <style:text-properties style:text-line-through-style="none" style:text-line-through-type="none" style:letter-kerning="true" fo:background-color="#f3e5f5"/>
    </style:style>
    <style:style style:name="wwc-sanskrit" style:family="text">
      <style:text-properties fo:color="#6d4c41" loext:opacity="100%" fo:font-style="italic"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uart Corner</meta:initial-creator>
    <meta:creation-date>2025-01-18T13:10:21.725000000</meta:creation-date>
    <dc:date>2025-01-18T14:05:03.592000000</dc:date>
    <dc:creator>Stuart Corner</dc:creator>
    <meta:editing-duration>PT9M19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18" meta:word-count="228" meta:character-count="1355" meta:non-whitespace-character-count="1144"/>
  </office:meta>
</office:document-meta>
</file>